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alyse de documents sur la localisation par champs magnétique</text:h>
      <text:p text:style-name="Preformatted_20_Text"/>
      <text:p text:style-name="P3">Le but de ce document est de recenser un ensemble d'information importantes concernant la localisation par champs magnétique en intérieur.</text:p>
      <text:p text:style-name="P3"/>
      <text:p text:style-name="P3"/>
      <text:p text:style-name="P3">Il y à deux principaux types de localisation en intérieur.</text:p>
      <text:p text:style-name="P3"/>
      <text:p text:style-name="Preformatted_20_Text"><text:span text:style-name="T1">Le premier est l'utilisation des perturbations magnétiques générées par les structures métalliques (de l'ordre du champs magnétique terrestre que est entre 40uT et 65uT) dans les grands espaces, les capteurs de champs magnétiques de certains smartphones permettent de mesurer ces perturbations et de se repérer dans un centre commercial par exemple.</text:span></text:p>
      <text:p text:style-name="Preformatted_20_Text"/>
      <text:p text:style-name="Text_20_body">L'autre type sur lequel nous allons nous pencher et qui concerne la localisation sur de plus petites distances (1~5m) est une localisation utilisant un émetteur et un récepteur tout deux composés de 3 bobines orientés selon 3 axes différents.</text:p>
      <text:p text:style-name="Text_20_body">Une étude de plusieurs documents permet de dégager les informations suivantes :</text:p>
      <text:p text:style-name="Text_20_body"/>
      <text:p text:style-name="Text_20_body">Dans plusieurs projet l'émetteur est composé de bobines de 200 tours avec un signal envoyé dans les bobines à 20Khz avec une tension de 16V.</text:p>
      <text:p text:style-name="Text_20_body">Le récepteur fait un filtre sur la fréquence pour enlever les perturbations. Il récupère cette énergie reçue et mesure la tension (entre 1,5V à 10cm et 4mV à 4m).</text:p>
      <text:p text:style-name="Text_20_body">Le principe est d'envoyer a tour de rôle sur les 3 bobines de l’émetteur le signal et de le mesurer à chaque fois sur chaque bobines du récepteur, on obtient 9 mesures qui permettent d'avoir 6 informations sur la position et la direction du récepteur.</text:p>
      <text:p text:style-name="Text_20_body"/>
      <text:p text:style-name="Text_20_body">Les avantages de cette technologie sont :</text:p>
      <text:list xml:id="list5222503254913352110" text:style-name="L1">
        <text:list-item>
          <text:p text:style-name="P1">l'absence de problème pour les chemins multiples.</text:p>
        </text:list-item>
        <text:list-item>
          <text:p text:style-name="P1">la robustesse au blocage.</text:p>
        </text:list-item>
        <text:list-item>
          <text:p text:style-name="P1">6 degré d'information.</text:p>
        </text:list-item>
        <text:list-item>
          <text:p text:style-name="P1">La taille du récepteur peut être très petite (exemple dans le médicale, récepteur d'1.5mm en filaire).</text:p>
        </text:list-item>
      </text:list>
      <text:p text:style-name="Text_20_body">Les inconvénients de cette technologie sont :</text:p>
      <text:list xml:id="list8237046654302318581" text:style-name="L2">
        <text:list-item>
          <text:p text:style-name="P2">la décroissance de l’énergie en <draw:frame draw:style-name="fr1" draw:name="Objet4" text:anchor-type="as-char" svg:y="-0.619cm" svg:width="0.619cm" svg:height="1.058cm" draw:z-index="0"><draw:object xlink:href="./Object 4" xlink:type="simple" xlink:show="embed" xlink:actuate="onLoad"/><draw:image xlink:href="./ObjectReplacements/Object 4" xlink:type="simple" xlink:show="embed" xlink:actuate="onLoad"/></draw:frame>.</text:p>
        </text:list-item>
        <text:list-item>
          <text:p text:style-name="P2">la portée dépend de la taille des bobines de l'émetteur et du récepteur (augmenter le nombre de tours ou le voltage permet de contrer un peu ce problème).</text:p>
        </text:list-item>
        <text:list-item>
          <text:p text:style-name="P2">La température peut faire varier la fréquence d'émission de l'émetteur.</text:p>
        </text:list-item>
        <text:list-item>
          <text:p text:style-name="P2">Le champ magnétique ne doit pas être trop élevé pour éviter les problème d'exposition (entre 2 et 5T).</text:p>
        </text:list-item>
      </text:list>
      <text:p text:style-name="Text_20_body"/>
      <text:p text:style-name="Preformatted_20_Text"><text:soft-page-break/></text:p>
      <text:p text:style-name="Preformatted_20_Text"/>
      <text:p text:style-name="Preformatted_20_Text"/>
      <text:p text:style-name="Preformatted_20_Text"><text:s/></text:p>
      <text:p text:style-name="Preformatted_20_Text">Quelques formules : </text:p>
      <text:p text:style-name="Preformatted_20_Text"/>
      <text:p text:style-name="Preformatted_20_Text">Cette formule représente la valeur du champ pour une distance et un angle donné avec l'émetteur :</text:p>
      <text:p text:style-name="Preformatted_20_Text"/>
      <text:p text:style-name="Preformatted_20_Text"><draw:frame draw:style-name="fr2" draw:name="Objet6" text:anchor-type="as-char" svg:y="-0.683cm" svg:width="5.154cm" svg:height="1.122cm" draw:z-index="2"><draw:object xlink:href="./Object 6" xlink:type="simple" xlink:show="embed" xlink:actuate="onLoad"/><draw:image xlink:href="./ObjectReplacements/Object 6" xlink:type="simple" xlink:show="embed" xlink:actuate="onLoad"/><svg:desc>formule</svg:desc></draw:frame></text:p>
      <text:p text:style-name="Preformatted_20_Text">où <draw:frame draw:style-name="fr2" draw:name="Objet7" text:anchor-type="as-char" svg:y="-0.208cm" svg:width="0.591cm" svg:height="0.363cm" draw:z-index="3"><draw:object xlink:href="./Object 7" xlink:type="simple" xlink:show="embed" xlink:actuate="onLoad"/><draw:image xlink:href="./ObjectReplacements/Object 7" xlink:type="simple" xlink:show="embed" xlink:actuate="onLoad"/><svg:desc>formule</svg:desc></draw:frame>est la constante de perméabilité du vide,</text:p>
      <text:p text:style-name="Preformatted_20_Text">u le nombre de boucles de la bobine,</text:p>
      <text:p text:style-name="Preformatted_20_Text">I le courant électrique qui passe dans la bobine,</text:p>
      <text:p text:style-name="Preformatted_20_Text">F l'aire de la bobine,</text:p>
      <text:p text:style-name="Preformatted_20_Text">r la distance avec la bobine,</text:p>
      <text:p text:style-name="Preformatted_20_Text"><draw:frame draw:style-name="fr2" draw:name="Objet5" text:anchor-type="as-char" svg:y="-0.298cm" svg:width="0.533cm" svg:height="0.319cm" draw:z-index="1"><draw:object xlink:href="./Object 5" xlink:type="simple" xlink:show="embed" xlink:actuate="onLoad"/><draw:image xlink:href="./ObjectReplacements/Object 5" xlink:type="simple" xlink:show="embed" xlink:actuate="onLoad"/><svg:desc>formule</svg:desc></draw:frame>l'angle avec le champs généré par la bobine</text:p>
      <text:p text:style-name="Preformatted_20_Text"/>
      <text:p text:style-name="Preformatted_20_Text"/>
      <text:p text:style-name="Preformatted_20_Text">Plusieurs cas de mouvements peuvent impliquer un changement dans la tension reçu par une bobine du récepteur :</text:p>
      <text:p text:style-name="Preformatted_20_Text">- Le changement d'orientation du récepteur</text:p>
      <text:p text:style-name="Preformatted_20_Text">- Le déplacement de l'objet dans l'espace sur une distance constante avec l'émetteur</text:p>
      <text:p text:style-name="Preformatted_20_Text">- Le changement de distance entre l'émetteur et le récepteur.</text:p>
      <text:p text:style-name="Preformatted_20_Text"/>
      <text:p text:style-name="Preformatted_20_Text"/>
      <text:p text:style-name="Preformatted_20_Text"/>
      <text:p text:style-name="Preformatted_20_Text"/>
      <text:p text:style-name="Preformatted_20_Text"/>
      <text:h text:style-name="Heading_20_1" text:outline-level="1"/>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3T23:08:41.67</dc:date>
    <meta:generator>OpenOffice.org/3.4$Win32 OpenOffice.org_project/340m1$Build-9590</meta:generator>
    <meta:editing-duration>PT1H11M1S</meta:editing-duration>
    <meta:editing-cycles>7</meta:editing-cycles>
    <meta:document-statistic meta:table-count="0" meta:image-count="0" meta:object-count="4" meta:page-count="2" meta:paragraph-count="33" meta:word-count="465" meta:character-count="2775"/>
  </office:meta>
</office:document-meta>
</file>

<file path=Object 4/content.xml><?xml version="1.0" encoding="utf-8"?>
<math xmlns="http://www.w3.org/1998/Math/MathML">
  <semantics>
    <mrow>
      <mfrac>
        <mrow>
          <mn>1</mn>
        </mrow>
        <mrow>
          <msup>
            <mi>r</mi>
            <mrow>
              <mn>6</mn>
            </mrow>
          </msup>
        </mrow>
      </mfrac>
    </mrow>
    <annotation encoding="StarMath 5.0">{1} over {r^{6}} </annotation>
  </semantics>
</math>
</file>

<file path=Object 5/content.xml><?xml version="1.0" encoding="utf-8"?>
<math xmlns="http://www.w3.org/1998/Math/MathML">
  <semantics>
    <mrow>
      <mo stretchy="false">Φ</mo>
    </mrow>
    <annotation encoding="StarMath 5.0">%PHI</annotation>
  </semantics>
</math>
</file>

<file path=Object 6/content.xml><?xml version="1.0" encoding="utf-8"?>
<math xmlns="http://www.w3.org/1998/Math/MathML">
  <semantics>
    <mrow>
      <mi>B</mi>
      <mrow>
        <mrow>
          <mo stretchy="false">(</mo>
          <mrow>
            <mo stretchy="false">Φ</mo>
            <mi>,</mi>
            <mi>r</mi>
          </mrow>
          <mo stretchy="false">)</mo>
        </mrow>
        <mo stretchy="false">=</mo>
        <mfrac>
          <mrow>
            <msub>
              <mo stretchy="false">μ</mo>
              <mrow>
                <mn>0</mn>
              </mrow>
            </msub>
            <mi mathvariant="italic">uIF</mi>
          </mrow>
          <mrow>
            <mn>4</mn>
            <mo stretchy="false">π</mo>
            <msup>
              <mi>r</mi>
              <mrow>
                <mn>4</mn>
              </mrow>
            </msup>
          </mrow>
        </mfrac>
      </mrow>
      <msqrt>
        <mrow>
          <mrow>
            <mn>1</mn>
            <mo stretchy="false">+</mo>
            <msup>
              <mn>3sin</mn>
              <mrow>
                <mn>2</mn>
              </mrow>
            </msup>
          </mrow>
          <mo stretchy="false">Φ</mo>
        </mrow>
      </msqrt>
    </mrow>
    <annotation encoding="StarMath 5.0">B(%PHI,r) = {%mu_{0}uIF} over {4%pi r^{4}} sqrt{1+3sin^{2}%PHI }  </annotation>
  </semantics>
</math>
</file>

<file path=Object 7/content.xml><?xml version="1.0" encoding="utf-8"?>
<math xmlns="http://www.w3.org/1998/Math/MathML">
  <semantics>
    <mrow>
      <msub>
        <mo stretchy="false">μ</mo>
        <mrow>
          <mn>0</mn>
        </mrow>
      </msub>
    </mrow>
    <annotation encoding="StarMath 5.0">%mu_{0}</annotation>
  </semantics>
</math>
</file>